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0A8000000B045ACF7AC.png"/>
  <manifest:file-entry manifest:media-type="image/png" manifest:full-path="Pictures/10000201000000B9000000BA2733808C.png"/>
  <manifest:file-entry manifest:media-type="image/png" manifest:full-path="Pictures/10000201000000B0000000A8BFA05964.png"/>
  <manifest:file-entry manifest:media-type="image/png" manifest:full-path="Pictures/10000201000000BF000000AD36B91699.png"/>
  <manifest:file-entry manifest:media-type="image/png" manifest:full-path="Pictures/10000201000000B3000000AC8D051D9A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8080" draw:textarea-vertical-align="middle"/>
    </style:style>
    <style:style style:name="gr2" style:family="graphic" style:parent-style-name="standard">
      <style:graphic-properties draw:fill="solid" draw:fill-color="#ffd320" draw:textarea-vertical-align="middle"/>
    </style:style>
    <style:style style:name="gr3" style:family="graphic" style:parent-style-name="standard">
      <style:graphic-properties draw:fill="solid" draw:fill-color="#33ff99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="solid" draw:fill-color="#ccffff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22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578cm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88cm" fo:min-width="5.81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88cm" fo:min-width="2.073cm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tyle="italic" style:font-style-asian="italic" style:font-style-complex="italic"/>
    </style:style>
    <style:style style:name="P3" style:family="paragraph">
      <style:paragraph-properties fo:text-align="en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0pt" fo:font-style="italic" style:font-size-asian="20pt" style:font-style-asian="italic" style:font-size-complex="20pt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rect draw:style-name="gr1" draw:text-style-name="P1" draw:layer="layout" svg:width="5.737cm" svg:height="3.024cm" svg:x="5.787cm" svg:y="8.322cm">
          <text:p text:style-name="P1"><text:span text:style-name="T1">Web-</text:span></text:p>
          <text:p text:style-name="P1"><text:span text:style-name="T1">Service</text:span></text:p>
        </draw:rect>
        <draw:rect draw:style-name="gr2" draw:text-style-name="P1" draw:layer="layout" svg:width="5.719cm" svg:height="3.024cm" svg:x="13.988cm" svg:y="8.322cm">
          <text:p text:style-name="P1"><text:span text:style-name="T1">Account-</text:span></text:p>
          <text:p text:style-name="P1"><text:span text:style-name="T1">Service</text:span></text:p>
        </draw:rect>
        <draw:custom-shape draw:style-name="gr3" draw:text-style-name="P2" draw:layer="layout" svg:width="3.433cm" svg:height="4.504cm" svg:x="22.482cm" svg:y="7.582cm">
          <text:p text:style-name="P2"><text:span text:style-name="T2">Accounts</text:span></text:p>
          <text:p text:style-name="P2"><text:span text:style-name="T2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rect draw:style-name="gr4" draw:text-style-name="P1" draw:layer="layout" svg:width="7.371cm" svg:height="3.024cm" svg:x="9.927cm" svg:y="2.527cm">
          <text:p text:style-name="P1"><text:span text:style-name="T1">Registration-</text:span></text:p>
          <text:p text:style-name="P1"><text:span text:style-name="T1">Service (Eureka)</text:span></text:p>
        </draw:rect>
        <draw:line draw:style-name="gr5" draw:text-style-name="P1" draw:layer="layout" svg:x1="8.699cm" svg:y1="8.308cm" svg:x2="13.612cm" svg:y2="5.551cm">
          <text:p/>
        </draw:line>
        <draw:line draw:style-name="gr5" draw:text-style-name="P1" draw:layer="layout" svg:x1="17.031cm" svg:y1="8.308cm" svg:x2="13.612cm" svg:y2="5.552cm">
          <text:p/>
        </draw:line>
        <draw:line draw:style-name="gr5" draw:text-style-name="P1" draw:layer="layout" svg:x1="11.524cm" svg:y1="9.834cm" svg:x2="14.053cm" svg:y2="9.834cm">
          <text:p/>
        </draw:line>
        <draw:line draw:style-name="gr5" draw:text-style-name="P1" draw:layer="layout" svg:x1="19.687cm" svg:y1="9.834cm" svg:x2="22.482cm" svg:y2="9.834cm">
          <text:p/>
        </draw:line>
        <draw:frame draw:style-name="gr6" draw:layer="layout" svg:width="5.722cm" svg:height="1.673cm" svg:x="15.901cm" svg:y="6.128cm">
          <draw:text-box>
            <text:p>Registers as</text:p>
            <text:p><text:s text:c="2"/>“<text:span text:style-name="T3">account-service</text:span>”</text:p>
          </draw:text-box>
        </draw:frame>
        <draw:frame draw:style-name="gr7" draw:text-style-name="P3" draw:layer="layout" svg:width="6.078cm" svg:height="1.673cm" svg:x="4.927cm" svg:y="6.128cm">
          <draw:text-box>
            <text:p text:style-name="P3">Looks for</text:p>
            <text:p text:style-name="P3">“<text:span text:style-name="T3">account-service</text:span>” <text:s text:c="3"/></text:p>
          </draw:text-box>
        </draw:frame>
        <draw:frame draw:style-name="gr8" draw:layer="layout" svg:width="6.31cm" svg:height="1.038cm" svg:x="11.21cm" svg:y="12.335cm">
          <draw:text-box>
            <text:p><text:span text:style-name="T4">RESTful Requests</text:span></text:p>
          </draw:text-box>
        </draw:frame>
        <draw:line draw:style-name="gr9" draw:text-style-name="P1" draw:layer="layout" svg:x1="13.574cm" svg:y1="12.335cm" svg:x2="12.912cm" svg:y2="10.111cm">
          <text:p/>
        </draw:line>
        <draw:frame draw:style-name="gr10" draw:text-style-name="P1" draw:layer="layout" svg:width="3.402cm" svg:height="1.038cm" svg:x="19.518cm" svg:y="12.335cm">
          <draw:text-box>
            <text:p text:style-name="P1"><text:span text:style-name="T4">JPA/SQL</text:span></text:p>
          </draw:text-box>
        </draw:frame>
        <draw:line draw:style-name="gr9" draw:text-style-name="P1" draw:layer="layout" svg:x1="21.374cm" svg:y1="12.335cm" svg:x2="20.712cm" svg:y2="10.111cm">
          <text:p/>
        </draw:line>
        <draw:frame draw:style-name="gr11" draw:text-style-name="P1" draw:layer="layout" svg:width="1.875cm" svg:height="1.801cm" svg:x="1.521cm" svg:y="2.845cm">
          <draw:image xlink:href="Pictures/10000201000000B3000000AC8D051D9A.png" xlink:type="simple" xlink:show="embed" xlink:actuate="onLoad">
            <text:p/>
          </draw:image>
        </draw:frame>
        <draw:frame draw:style-name="gr11" draw:text-style-name="P1" draw:layer="layout" svg:width="2cm" svg:height="1.811cm" svg:x="1.458cm" svg:y="5.363cm">
          <draw:image xlink:href="Pictures/10000201000000BF000000AD36B91699.png" xlink:type="simple" xlink:show="embed" xlink:actuate="onLoad">
            <text:p/>
          </draw:image>
        </draw:frame>
        <draw:frame draw:style-name="gr11" draw:text-style-name="P1" draw:layer="layout" svg:width="1.843cm" svg:height="1.759cm" svg:x="1.537cm" svg:y="7.892cm">
          <draw:image xlink:href="Pictures/10000201000000B0000000A8BFA05964.png" xlink:type="simple" xlink:show="embed" xlink:actuate="onLoad">
            <text:p/>
          </draw:image>
        </draw:frame>
        <draw:frame draw:style-name="gr11" draw:text-style-name="P1" draw:layer="layout" svg:width="2cm" svg:height="2.012cm" svg:x="1.458cm" svg:y="10.367cm">
          <draw:image xlink:href="Pictures/10000201000000B9000000BA2733808C.png" xlink:type="simple" xlink:show="embed" xlink:actuate="onLoad">
            <text:p/>
          </draw:image>
        </draw:frame>
        <draw:frame draw:style-name="gr11" draw:text-style-name="P1" draw:layer="layout" svg:width="1.816cm" svg:height="1.904cm" svg:x="1.55cm" svg:y="13.097cm">
          <draw:image xlink:href="Pictures/10000201000000A8000000B045ACF7AC.png" xlink:type="simple" xlink:show="embed" xlink:actuate="onLoad">
            <text:p/>
          </draw:image>
        </draw:frame>
        <draw:line draw:style-name="gr9" draw:text-style-name="P1" draw:layer="layout" svg:x1="3.408cm" svg:y1="4.177cm" svg:x2="5.785cm" svg:y2="9.57cm">
          <text:p/>
        </draw:line>
        <draw:line draw:style-name="gr9" draw:text-style-name="P1" draw:layer="layout" svg:x1="3.495cm" svg:y1="6.65cm" svg:x2="5.787cm" svg:y2="9.571cm">
          <text:p/>
        </draw:line>
        <draw:line draw:style-name="gr9" draw:text-style-name="P1" draw:layer="layout" svg:x1="3.408cm" svg:y1="8.84cm" svg:x2="5.787cm" svg:y2="9.572cm">
          <text:p/>
        </draw:line>
        <draw:line draw:style-name="gr9" draw:text-style-name="P1" draw:layer="layout" svg:x1="3.495cm" svg:y1="11.03cm" svg:x2="5.787cm" svg:y2="9.572cm">
          <text:p/>
        </draw:line>
        <draw:line draw:style-name="gr9" draw:text-style-name="P1" draw:layer="layout" svg:x1="3.366cm" svg:y1="13.463cm" svg:x2="5.787cm" svg:y2="9.572cm">
          <text:p/>
        </draw:lin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7-03T00:00:20</meta:creation-date>
    <dc:date>2015-07-06T23:46:37</dc:date>
    <meta:editing-duration>PT18M37S</meta:editing-duration>
    <meta:editing-cycles>5</meta:editing-cycles>
    <meta:generator>OpenOffice/4.1.1$Unix OpenOffice.org_project/411m6$Build-9775</meta:generator>
    <meta:document-statistic meta:object-count="47"/>
  </office:meta>
</office:document-meta>
</file>